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-color="#e6e6e6" draw:textarea-horizontal-align="justify" draw:textarea-vertical-align="middle" draw:auto-grow-height="false" fo:min-height="0.385cm" fo:min-width="1.278cm"/>
    </style:style>
    <style:style style:name="gr3" style:family="graphic" style:parent-style-name="standard">
      <style:graphic-properties draw:fill-color="#e6e6e6" draw:textarea-horizontal-align="justify" draw:textarea-vertical-align="top" draw:auto-grow-height="false" fo:min-height="4.703cm" fo:min-width="0.643cm"/>
    </style:style>
    <style:style style:name="gr4" style:family="graphic" style:parent-style-name="standard">
      <style:graphic-properties draw:fill-color="#e6e6e6" draw:textarea-horizontal-align="justify" draw:textarea-vertical-align="top" draw:auto-grow-height="false" fo:min-height="4.703cm" fo:min-width="1.27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6" style:family="graphic" style:parent-style-name="standard">
      <style:graphic-properties draw:stroke="none" draw:fill="none" fo:min-height="0.95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loext:graphic-properties draw:fill="none" draw:fill-color="#ffffff"/>
      <style:text-properties fo:font-size="10pt" style:font-size-asian="10pt" style:font-size-complex="1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e6e6e6"/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9pt" style:font-size-asian="9pt" style:font-size-complex="9pt"/>
    </style:style>
    <style:style style:name="P8" style:family="paragraph">
      <loext:graphic-properties draw:fill-color="#e6e6e6"/>
      <style:paragraph-properties fo:text-align="center"/>
      <style:text-properties fo:font-size="9pt" style:font-size-asian="9pt" style:font-size-complex="9pt"/>
    </style:style>
    <style:style style:name="P9" style:family="paragraph">
      <style:paragraph-properties fo:text-align="center"/>
      <style:text-properties fo:font-size="8pt" style:font-size-asian="8pt" style:font-size-complex="8pt"/>
    </style:style>
    <style:style style:name="P10" style:family="paragraph">
      <loext:graphic-properties draw:fill-color="#e6e6e6"/>
      <style:paragraph-properties fo:text-align="center"/>
      <style:text-properties fo:font-size="8pt" style:font-size-asian="8pt" style:font-size-complex="8pt"/>
    </style:style>
    <style:style style:name="P11" style:family="paragraph">
      <loext:graphic-properties draw:fill-color="#e6e6e6"/>
      <style:paragraph-properties fo:text-align="center"/>
      <style:text-properties fo:font-size="12pt" style:font-size-asian="12pt" style:font-size-complex="12pt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loext:graphic-properties draw:fill="non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34cm" svg:height="0.649cm" svg:x="0.514cm" svg:y="2.032cm">
          <draw:text-box>
            <text:p text:style-name="P1"><text:span text:style-name="T1">index</text:span></text:p>
          </draw:text-box>
        </draw:frame>
        <draw:frame draw:style-name="gr1" draw:text-style-name="P4" draw:layer="layout" svg:width="1.81cm" svg:height="0.649cm" svg:x="1.983cm" svg:y="1.143cm">
          <draw:text-box>
            <text:p text:style-name="P3"><text:span text:style-name="T1">columns</text:span></text:p>
          </draw:text-box>
        </draw:frame>
        <draw:custom-shape draw:style-name="gr2" draw:text-style-name="P6" draw:layer="layout" svg:width="1.778cm" svg:height="0.635cm" svg:x="2.159cm" svg:y="1.872cm">
          <text:p text:style-name="P5"><text:span text:style-name="T1">censu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143cm" svg:height="4.953cm" svg:x="0.738cm" svg:y="2.761cm">
          <text:p text:style-name="P7"><text:span text:style-name="T2">1950</text:span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>2015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778cm" svg:height="4.953cm" svg:x="2.159cm" svg:y="2.761cm">
          <text:p text:style-name="P9"><text:span text:style-name="T3">2557628654</text:span></text:p>
          <text:p text:style-name="P9"><text:span text:style-name="T3">.</text:span></text:p>
          <text:p text:style-name="P9"><text:span text:style-name="T3">.</text:span></text:p>
          <text:p text:style-name="P9"><text:span text:style-name="T3">.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1.778cm" svg:height="4.953cm" svg:x="3.937cm" svg:y="2.7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1.778cm" svg:height="4.953cm" svg:x="5.715cm" svg:y="2.7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778cm" svg:height="0.635cm" svg:x="3.937cm" svg:y="1.872cm">
          <text:p text:style-name="P5"><text:span text:style-name="T1">prb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778cm" svg:height="0.635cm" svg:x="5.715cm" svg:y="1.872cm">
          <text:p text:style-name="P5"><text:span text:style-name="T1">un</text:span></text:p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2.623cm" svg:height="0.729cm" svg:x="0.381cm" svg:y="0.381cm">
          <draw:text-box>
            <text:p text:style-name="P12"><text:span text:style-name="T4">DataFrame</text:span></text:p>
          </draw:text-box>
        </draw:frame>
        <draw:frame draw:style-name="gr5" draw:text-style-name="P2" draw:layer="layout" svg:width="4.058cm" svg:height="0.762cm" svg:x="8.642cm" svg:y="1.27cm">
          <draw:text-box>
            <text:p text:style-name="P1"><text:span text:style-name="T1">name = 'census'</text:span></text:p>
          </draw:text-box>
        </draw:frame>
        <draw:custom-shape draw:style-name="gr3" draw:text-style-name="P8" draw:layer="layout" svg:width="1.143cm" svg:height="4.953cm" svg:x="8.896cm" svg:y="2.794cm">
          <text:p text:style-name="P7"><text:span text:style-name="T2">1950</text:span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>2015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778cm" svg:height="4.953cm" svg:x="10.287cm" svg:y="2.761cm">
          <text:p text:style-name="P9"><text:span text:style-name="T3">2557628654</text:span></text:p>
          <text:p text:style-name="P9"><text:span text:style-name="T3">.</text:span></text:p>
          <text:p text:style-name="P9"><text:span text:style-name="T3">.</text:span></text:p>
          <text:p text:style-name="P9"><text:span text:style-name="T3">.</text:span></text:p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1.704cm" svg:height="0.729cm" svg:x="8.509cm" svg:y="0.381cm">
          <draw:text-box>
            <text:p text:style-name="P12"><text:span text:style-name="T4">Series</text:span></text:p>
          </draw:text-box>
        </draw:frame>
        <draw:frame draw:style-name="gr6" draw:text-style-name="P13" draw:layer="layout" svg:width="1.905cm" svg:height="1.207cm" svg:x="10.16cm" svg:y="2.032cm">
          <draw:text-box>
            <text:p><text:span text:style-name="T1">values</text:span></text:p>
          </draw:text-box>
        </draw:frame>
        <draw:frame draw:style-name="gr7" draw:text-style-name="P4" draw:layer="layout" svg:width="1.518cm" svg:height="0.729cm" svg:x="8.642cm" svg:y="2.033cm">
          <draw:text-box>
            <text:p><text:span text:style-name="T1">inde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208cm" fo:page-height="8.1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2-27T12:15:33.560621687</dc:date>
    <meta:editing-duration>PT4H46M48S</meta:editing-duration>
    <meta:editing-cycles>11</meta:editing-cycles>
    <meta:generator>LibreOffice/5.0.3.2$Linux_X86_64 LibreOffice_project/00m0$Build-2</meta:generator>
    <meta:document-statistic meta:object-count="16"/>
  </office:meta>
</office:document-meta>
</file>